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66c" officeooo:paragraph-rsid="000a766c"/>
    </style:style>
    <style:style style:name="P2" style:family="paragraph" style:parent-style-name="Standard">
      <style:text-properties officeooo:rsid="000bb240" officeooo:paragraph-rsid="000bb240"/>
    </style:style>
    <style:style style:name="P3" style:family="paragraph" style:parent-style-name="Standard">
      <style:paragraph-properties fo:text-align="center" style:justify-single-word="false"/>
      <style:text-properties officeooo:rsid="000bb240" officeooo:paragraph-rsid="000bb240"/>
    </style:style>
    <style:style style:name="P4" style:family="paragraph" style:parent-style-name="Standard">
      <style:text-properties officeooo:rsid="000cbd51" officeooo:paragraph-rsid="000cbd51"/>
    </style:style>
    <style:style style:name="P5" style:family="paragraph" style:parent-style-name="Standard">
      <style:text-properties officeooo:rsid="000cfd12" officeooo:paragraph-rsid="000cfd12"/>
    </style:style>
    <style:style style:name="P6" style:family="paragraph" style:parent-style-name="Standard">
      <style:text-properties officeooo:rsid="000cfd85" officeooo:paragraph-rsid="000cfd85"/>
    </style:style>
    <style:style style:name="P7" style:family="paragraph" style:parent-style-name="Standard">
      <style:text-properties officeooo:rsid="000d3d9f" officeooo:paragraph-rsid="000d3d9f"/>
    </style:style>
    <style:style style:name="P8" style:family="paragraph" style:parent-style-name="Standard">
      <style:text-properties officeooo:rsid="00150ee6" officeooo:paragraph-rsid="00150ee6"/>
    </style:style>
    <style:style style:name="P9" style:family="paragraph" style:parent-style-name="Standard">
      <style:text-properties officeooo:rsid="00167834" officeooo:paragraph-rsid="00167834"/>
    </style:style>
    <style:style style:name="P10" style:family="paragraph" style:parent-style-name="Standard">
      <style:text-properties officeooo:rsid="0016ce81" officeooo:paragraph-rsid="0016ce81"/>
    </style:style>
    <style:style style:name="P11" style:family="paragraph" style:parent-style-name="Standard">
      <style:text-properties officeooo:rsid="001803b0" officeooo:paragraph-rsid="001803b0"/>
    </style:style>
    <style:style style:name="P12" style:family="paragraph" style:parent-style-name="Standard">
      <style:text-properties officeooo:rsid="0018bab2" officeooo:paragraph-rsid="0018bab2"/>
    </style:style>
    <style:style style:name="P13" style:family="paragraph" style:parent-style-name="Standard" style:list-style-name="L1">
      <style:text-properties officeooo:rsid="000bb240" officeooo:paragraph-rsid="000bb240"/>
    </style:style>
    <style:style style:name="P14" style:family="paragraph" style:parent-style-name="Standard" style:list-style-name="L1">
      <style:text-properties officeooo:rsid="001803b0" officeooo:paragraph-rsid="001803b0"/>
    </style:style>
    <style:style style:name="P15" style:family="paragraph" style:parent-style-name="Standard" style:list-style-name="L5">
      <style:text-properties officeooo:rsid="001803b0" officeooo:paragraph-rsid="001803b0"/>
    </style:style>
    <style:style style:name="P16" style:family="paragraph" style:parent-style-name="Standard" style:list-style-name="L5">
      <style:text-properties officeooo:rsid="001803b0" officeooo:paragraph-rsid="0018b1dd"/>
    </style:style>
    <style:style style:name="P17" style:family="paragraph" style:parent-style-name="Standard" style:list-style-name="L2">
      <style:text-properties officeooo:rsid="000cfd85" officeooo:paragraph-rsid="000cfd85"/>
    </style:style>
    <style:style style:name="P18" style:family="paragraph" style:parent-style-name="Standard" style:list-style-name="L2">
      <style:text-properties officeooo:rsid="000cfd85" officeooo:paragraph-rsid="000d3d9f"/>
    </style:style>
    <style:style style:name="P19" style:family="paragraph" style:parent-style-name="Standard" style:list-style-name="L2">
      <style:text-properties officeooo:rsid="000d3d9f" officeooo:paragraph-rsid="000d3d9f"/>
    </style:style>
    <style:style style:name="P20" style:family="paragraph" style:parent-style-name="Standard">
      <style:text-properties officeooo:rsid="000d3d9f" officeooo:paragraph-rsid="000d3d9f"/>
    </style:style>
    <style:style style:name="P21" style:family="paragraph" style:parent-style-name="Standard" style:list-style-name="L2">
      <style:text-properties officeooo:rsid="000eda59" officeooo:paragraph-rsid="000eda59"/>
    </style:style>
    <style:style style:name="P22" style:family="paragraph" style:parent-style-name="Standard" style:list-style-name="L2">
      <style:text-properties officeooo:rsid="000eda59" officeooo:paragraph-rsid="00115b62"/>
    </style:style>
    <style:style style:name="P23" style:family="paragraph" style:parent-style-name="Standard" style:list-style-name="L2">
      <style:text-properties officeooo:rsid="000eda59" officeooo:paragraph-rsid="0010e38c"/>
    </style:style>
    <style:style style:name="P24" style:family="paragraph" style:parent-style-name="Standard" style:list-style-name="L2">
      <style:text-properties officeooo:rsid="000ef30c" officeooo:paragraph-rsid="000ef30c"/>
    </style:style>
    <style:style style:name="P25" style:family="paragraph" style:parent-style-name="Standard" style:list-style-name="L2">
      <style:text-properties officeooo:rsid="000ef30c" officeooo:paragraph-rsid="00115b62"/>
    </style:style>
    <style:style style:name="P26" style:family="paragraph" style:parent-style-name="Standard" style:list-style-name="L2">
      <style:text-properties officeooo:rsid="00115b62" officeooo:paragraph-rsid="00115b62"/>
    </style:style>
    <style:style style:name="P27" style:family="paragraph" style:parent-style-name="Standard" style:list-style-name="L2">
      <style:text-properties officeooo:rsid="000fb180" officeooo:paragraph-rsid="000fb180"/>
    </style:style>
    <style:style style:name="P28" style:family="paragraph" style:parent-style-name="Standard" style:list-style-name="L2">
      <style:text-properties officeooo:rsid="0010e38c" officeooo:paragraph-rsid="0010e38c"/>
    </style:style>
    <style:style style:name="P29" style:family="paragraph" style:parent-style-name="Standard" style:list-style-name="L2">
      <style:text-properties officeooo:rsid="0012ce95" officeooo:paragraph-rsid="0012ce95"/>
    </style:style>
    <style:style style:name="P30" style:family="paragraph" style:parent-style-name="Standard" style:list-style-name="L3">
      <style:text-properties officeooo:rsid="00150ee6" officeooo:paragraph-rsid="00150ee6"/>
    </style:style>
    <style:style style:name="P31" style:family="paragraph" style:parent-style-name="Standard" style:list-style-name="L3">
      <style:text-properties officeooo:rsid="00167834" officeooo:paragraph-rsid="00167834"/>
    </style:style>
    <style:style style:name="P32" style:family="paragraph" style:parent-style-name="Standard" style:list-style-name="L4">
      <style:text-properties officeooo:rsid="0016ce81" officeooo:paragraph-rsid="0016ce81"/>
    </style:style>
    <style:style style:name="P33" style:family="paragraph" style:parent-style-name="Standard" style:list-style-name="L4">
      <style:text-properties officeooo:rsid="0018b1dd" officeooo:paragraph-rsid="0018b1dd"/>
    </style:style>
    <style:style style:name="P34" style:family="paragraph" style:parent-style-name="Standard">
      <style:text-properties officeooo:rsid="001f808e" officeooo:paragraph-rsid="001f808e"/>
    </style:style>
    <style:style style:name="P35" style:family="paragraph" style:parent-style-name="Standard" style:list-style-name="L2">
      <style:paragraph-properties fo:break-before="column"/>
      <style:text-properties officeooo:rsid="000cfd85" officeooo:paragraph-rsid="000d3d9f"/>
    </style:style>
    <style:style style:name="T1" style:family="text">
      <style:text-properties officeooo:rsid="000c8269"/>
    </style:style>
    <style:style style:name="T2" style:family="text">
      <style:text-properties officeooo:rsid="000cfd85"/>
    </style:style>
    <style:style style:name="T3" style:family="text">
      <style:text-properties officeooo:rsid="000d3d9f"/>
    </style:style>
    <style:style style:name="T4" style:family="text">
      <style:text-properties officeooo:rsid="000ef30c"/>
    </style:style>
    <style:style style:name="T5" style:family="text">
      <style:text-properties officeooo:rsid="0010e38c"/>
    </style:style>
    <style:style style:name="T6" style:family="text">
      <style:text-properties officeooo:rsid="00115b62"/>
    </style:style>
    <style:style style:name="T7" style:family="text">
      <style:text-properties style:text-position="super 58%"/>
    </style:style>
    <style:style style:name="T8" style:family="text">
      <style:text-properties officeooo:rsid="0017632f"/>
    </style:style>
    <style:style style:name="T9" style:family="text">
      <style:text-properties officeooo:rsid="0018b1dd"/>
    </style:style>
    <style:style style:name="T10" style:family="text">
      <style:text-properties officeooo:rsid="001a4f00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ttle Cruisers</text:p>
      <text:p text:style-name="P2"/>
      <text:p text:style-name="P2"/>
      <text:p text:style-name="P2">Classes:</text:p>
      <text:p text:style-name="P2"/>
      <text:list xml:id="list1079542595291480491" text:style-name="L1">
        <text:list-item>
          <text:p text:style-name="P13">Card</text:p>
        </text:list-item>
        <text:list-item>
          <text:p text:style-name="P13">Player board</text:p>
        </text:list-item>
        <text:list-item>
          <text:p text:style-name="P13">Game</text:p>
        </text:list-item>
        <text:list-item>
          <text:p text:style-name="P14">Player</text:p>
        </text:list-item>
      </text:list>
      <text:p text:style-name="P2"/>
      <text:p text:style-name="P2">Notes:</text:p>
      <text:p text:style-name="P2"/>
      <text:p text:style-name="P1">Pass card object from playing player board to target board. <text:s/>Target board will invoke appropriate function(s) with internal (target board) data as parameters. <text:s/><text:span text:style-name="T1">What are those parameters? <text:s/></text:span></text:p>
      <text:p text:style-name="P1"/>
      <text:p text:style-name="P5">No, since the cards take action against the other players’ boards, we will have the cards aware of the board interface, rather than the other way around. <text:s/>The boards, while they contain the cards, do not need to understand the card interface.</text:p>
      <text:p text:style-name="P1"/>
      <text:p text:style-name="P4">What are the symbols on the cards? <text:s/>Should they be a separate class? <text:s/>How do you do an enumerated type in Python? <text:s/><text:span text:style-name="T2">Will go with a class variable – just a string list.</text:span></text:p>
      <text:p text:style-name="P4"/>
      <text:p text:style-name="P6">Effects that cards can have:</text:p>
      <text:p text:style-name="P6"/>
      <text:list xml:id="list6962449088753049540" text:style-name="L2">
        <text:list-item>
          <text:p text:style-name="P17">Swap</text:p>
          <text:list>
            <text:list-item>
              <text:p text:style-name="P17">Within hand – owner’s board</text:p>
            </text:list-item>
          </text:list>
        </text:list-item>
        <text:list-item>
          <text:p text:style-name="P17">No effect (typically clash)</text:p>
        </text:list-item>
        <text:list-item>
          <text:p text:style-name="P17">Re-order card eval – all boards</text:p>
        </text:list-item>
        <text:list-item>
          <text:p text:style-name="P17">Gain / lose victory points</text:p>
          <text:list>
            <text:list-item>
              <text:p text:style-name="P19">Condition – 1 per equipment symbol in play or recover – all boards</text:p>
            </text:list-item>
            <text:list-item>
              <text:p text:style-name="P19">Condition – people symbol in recovery</text:p>
            </text:list-item>
            <text:list-item>
              <text:p text:style-name="P19">Condition – maneuver symbol in recovery</text:p>
            </text:list-item>
            <text:list-item>
              <text:p text:style-name="P21">Condition – discard 1 card (see flip side, below)</text:p>
            </text:list-item>
            <text:list-item>
              <text:p text:style-name="P21">Condition – fewest VP =&gt; 4; else maneuver in recovery =&gt; 3</text:p>
            </text:list-item>
            <text:list-item>
              <text:p text:style-name="P21">Condition – gain, then lose 1 per clash</text:p>
            </text:list-item>
            <text:list-item>
              <text:p text:style-name="P21">Condition – equipment symbol in recovery</text:p>
            </text:list-item>
            <text:list-item>
              <text:p text:style-name="P21">Condition – 2+ opponents clashed</text:p>
            </text:list-item>
            <text:list-item>
              <text:p text:style-name="P24">Condition - &lt; 5 VP =&gt; +5 VP</text:p>
            </text:list-item>
            <text:list-item>
              <text:p text:style-name="P24">Condition – clash – non-clash +1 VP</text:p>
            </text:list-item>
            <text:list-item>
              <text:p text:style-name="P24">Take from other players</text:p>
              <text:list>
                <text:list-item>
                  <text:p text:style-name="P24">Condition – not single most VP – take 1 VP from each other player</text:p>
                </text:list-item>
              </text:list>
            </text:list-item>
            <text:list-item>
              <text:p text:style-name="P26">Condition – # lost this round so far or 3, whichever greater</text:p>
            </text:list-item>
          </text:list>
        </text:list-item>
        <text:list-item>
          <text:p text:style-name="P18">Ignore main effect</text:p>
          <text:list>
            <text:list-item>
              <text:p text:style-name="P35"><text:span text:style-name="T3">A</text:span>ll boards / <text:span text:style-name="T3">single (select) board</text:span></text:p>
            </text:list-item>
            <text:list-item>
              <text:p text:style-name="P18"><text:span text:style-name="T3">M</text:span>ultiple rounds</text:p>
            </text:list-item>
            <text:list-item>
              <text:p text:style-name="P19">Condition</text:p>
              <text:list>
                <text:list-item>
                  <text:p text:style-name="P19">Fewer than X cards in hand</text:p>
                </text:list-item>
                <text:list-item>
                  <text:p text:style-name="P19">Single most cards in discard pile – all boards</text:p>
                </text:list-item>
              </text:list>
            </text:list-item>
            <text:list-item>
              <text:p text:style-name="P19">If affecting victory points – 2 rounds</text:p>
            </text:list-item>
            <text:list-item>
              <text:p text:style-name="P19"><text:soft-page-break/>If causing discard – 2 rounds</text:p>
            </text:list-item>
          </text:list>
        </text:list-item>
        <text:list-item>
          <text:p text:style-name="P19">Discard <text:span text:style-name="T4">(# cards)</text:span></text:p>
          <text:list>
            <text:list-item>
              <text:p text:style-name="P19">Opponent board<text:span text:style-name="T5">(s)</text:span></text:p>
              <text:list>
                <text:list-item>
                  <text:p text:style-name="P19">Condition – have attack symbol in recovery</text:p>
                </text:list-item>
                <text:list-item>
                  <text:p text:style-name="P27">Condition – equipment symbol in opponents’ recovery</text:p>
                </text:list-item>
              </text:list>
            </text:list-item>
            <text:list-item>
              <text:p text:style-name="P22">Own board</text:p>
              <text:list>
                <text:list-item>
                  <text:p text:style-name="P22"><text:span text:style-name="T6">G</text:span>ain 4 VP</text:p>
                </text:list-item>
                <text:list-item>
                  <text:p text:style-name="P25"><text:span text:style-name="T6">L</text:span>ose VP instead</text:p>
                </text:list-item>
                <text:list-item>
                  <text:p text:style-name="P26">Each opponent discards 2 cards</text:p>
                </text:list-item>
              </text:list>
            </text:list-item>
            <text:list-item>
              <text:p text:style-name="P23">Same card</text:p>
              <text:list>
                <text:list-item>
                  <text:p text:style-name="P23"><text:span text:style-name="T5">C</text:span>ondition – if only card</text:p>
                </text:list-item>
                <text:list-item>
                  <text:p text:style-name="P28">Then opponents pass 1 card each to you</text:p>
                </text:list-item>
                <text:list-item>
                  <text:p text:style-name="P29">Then name card &amp; take from all opponents’ hands</text:p>
                </text:list-item>
                <text:list-item>
                  <text:p text:style-name="P29">1<text:span text:style-name="T7">st</text:span> take all cards from discards into hand</text:p>
                </text:list-item>
              </text:list>
            </text:list-item>
            <text:list-item>
              <text:p text:style-name="P27">From recovery zone only</text:p>
            </text:list-item>
            <text:list-item>
              <text:p text:style-name="P28">Condition – clash</text:p>
            </text:list-item>
            <text:list-item>
              <text:p text:style-name="P26">After looking at 1 opponent’s hand. Condition – cannot be same card unless it is their only card</text:p>
            </text:list-item>
            <text:list-item>
              <text:p text:style-name="P26">Condition – no attack in recovery</text:p>
            </text:list-item>
          </text:list>
        </text:list-item>
        <text:list-item>
          <text:p text:style-name="P19">Disable</text:p>
          <text:list>
            <text:list-item>
              <text:p text:style-name="P29">Next round – affected opponent may not be disabled following round</text:p>
            </text:list-item>
          </text:list>
        </text:list-item>
        <text:list-item>
          <text:p text:style-name="P21">Resolve next round 2x – condition – no clash</text:p>
        </text:list-item>
        <text:list-item>
          <text:p text:style-name="P21">Regain from discard</text:p>
          <text:list>
            <text:list-item>
              <text:p text:style-name="P24">Condition – attack symbol</text:p>
            </text:list-item>
            <text:list-item>
              <text:p text:style-name="P29">Condition – no cards in hand</text:p>
            </text:list-item>
          </text:list>
        </text:list-item>
        <text:list-item>
          <text:p text:style-name="P27">Trade / pass cards</text:p>
          <text:list>
            <text:list-item>
              <text:p text:style-name="P27">Swap traded card w/ 1 in discards</text:p>
            </text:list-item>
            <text:list-item>
              <text:p text:style-name="P28">After discard, 1 from each opponent (see above)</text:p>
            </text:list-item>
          </text:list>
        </text:list-item>
        <text:list-item>
          <text:p text:style-name="P27">Take card(s)</text:p>
          <text:list>
            <text:list-item>
              <text:p text:style-name="P27">From opponent recovery</text:p>
            </text:list-item>
            <text:list-item>
              <text:p text:style-name="P26">From opponent discard</text:p>
            </text:list-item>
          </text:list>
        </text:list-item>
        <text:list-item>
          <text:p text:style-name="P26">Remove from discard (out of game)</text:p>
        </text:list-item>
      </text:list>
      <text:p text:style-name="P7"/>
      <text:p text:style-name="P7">How to handle multi-round effects? <text:s/><text:span text:style-name="T8">Cards can have a “this round effect” and a “next round effect”. <text:s/>The board will need to keep track, since a card in the recovery zone might not be able to apply its next round effect, e.g., if the board had been hit with a Disruptor Ray the previous turn. <text:s/></text:span></text:p>
      <text:p text:style-name="P7"/>
      <text:p text:style-name="P34">Was thinking about having a CardEffect class, but they’re all specialized enough that I don’t think it’d be helpful.</text:p>
      <text:p text:style-name="P7"/>
      <text:p text:style-name="P8">What do cards need to know about the game boards (its own &amp; <text:s/>others)?</text:p>
      <text:list xml:id="list9144154580296275753" text:style-name="L3">
        <text:list-item>
          <text:p text:style-name="P30">Cards visible – in play, recovery zone</text:p>
          <text:list>
            <text:list-item>
              <text:p text:style-name="P30">Including (especially?) symbols</text:p>
            </text:list-item>
          </text:list>
        </text:list-item>
        <text:list-item>
          <text:p text:style-name="P30">Card piles visible – discard, hand – only size / count</text:p>
        </text:list-item>
        <text:list-item>
          <text:p text:style-name="P31">Victory points</text:p>
        </text:list-item>
      </text:list>
      <text:p text:style-name="P9"/>
      <text:p text:style-name="P10">Game should be able to identify cross-board situations:</text:p>
      <text:list xml:id="list954986361052513937" text:style-name="L4">
        <text:list-item>
          <text:p text:style-name="P32">Conflicts <text:span text:style-name="T8">(obviously)</text:span></text:p>
        </text:list-item>
        <text:list-item>
          <text:p text:style-name="P33">Most discards</text:p>
        </text:list-item>
        <text:list-item>
          <text:p text:style-name="P33"><text:soft-page-break/>Most / least Victory Points</text:p>
        </text:list-item>
      </text:list>
      <text:p text:style-name="P12">Well, maybe not. <text:s/>Maybe the cards should be responsible for all that, since their effects are predicated on those conditions, and if a card should come along that depends on a condition not already known the the game, we don’t want to have to change the game code. <text:s/><text:span text:style-name="T10">Perhaps we have the game be able to return the other players’ boards.</text:span></text:p>
      <text:p text:style-name="P10"/>
      <text:p text:style-name="P11">A player would need to handle:</text:p>
      <text:list xml:id="list1193881654753595856" text:style-name="L5">
        <text:list-item>
          <text:p text:style-name="P15">Picking a card from its hand to play</text:p>
        </text:list-item>
        <text:list-item>
          <text:p text:style-name="P15">Pick a card to discard</text:p>
        </text:list-item>
        <text:list-item>
          <text:p text:style-name="P15">Pick a card from discards to put into hand</text:p>
        </text:list-item>
        <text:list-item>
          <text:p text:style-name="P15">Pick a card to give away</text:p>
        </text:list-item>
        <text:list-item>
          <text:p text:style-name="P15">Pick an opponent to take card(s) from</text:p>
        </text:list-item>
        <text:list-item>
          <text:p text:style-name="P15">Pick an opponent to discard card(s)</text:p>
        </text:list-item>
        <text:list-item>
          <text:p text:style-name="P15">Pick an opponent whose main effect should be ignored</text:p>
        </text:list-item>
        <text:list-item>
          <text:p text:style-name="P15">Pick an opponent to take VP from</text:p>
        </text:list-item>
        <text:list-item>
          <text:p text:style-name="P16">Yield / lose <text:span text:style-name="T9">Victory Points</text:span>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20:58:58.737722001</meta:creation-date>
    <dc:date>2017-03-07T22:46:04.868697282</dc:date>
    <meta:editing-duration>PT4H17M44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3" meta:paragraph-count="89" meta:word-count="748" meta:character-count="4213" meta:non-whitespace-character-count="3461"/>
  </office:meta>
</office:document-meta>
</file>